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3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ableColumn11" style:family="table-column">
      <style:table-column-properties style:column-width="1.0312in" style:use-optimal-column-width="false"/>
    </style:style>
    <style:style style:name="TableColumn12" style:family="table-column">
      <style:table-column-properties style:column-width="5.6666in" style:use-optimal-column-width="false"/>
    </style:style>
    <style:style style:name="Table10" style:family="table">
      <style:table-properties style:width="6.6979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1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1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4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62in" style:use-optimal-column-width="false"/>
    </style:style>
    <style:style style:name="Table46" style:family="table">
      <style:table-properties style:width="6.6979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P52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P58" style:parent-style-name="TableContents" style:family="paragraph">
      <style:text-properties style:font-name="맑은 고딕" style:font-name-asian="맑은 고딕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6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6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3" style:parent-style-name="Standard" style:family="paragraph">
      <style:text-properties style:font-name="맑은 고딕" style:font-name-asian="맑은 고딕" fo:font-size="10pt" style:font-size-asian="10pt" style:font-size-complex="10pt"/>
    </style:style>
  </office:automatic-styles>
  <office:body>
    <office:text text:use-soft-page-breaks="true">
      <text:p text:style-name="P1"><text:span text:style-name="T2">도서_처음부터 다시 배우는 웹 기획(2016)</text:span></text:p>
      <text:p text:style-name="P3"/>
      <text:p text:style-name="P4">정기적인<text:s/>운영<text:s/>리포트</text:p>
      <text:p text:style-name="P5"/>
      <text:p text:style-name="P6">사이트를<text:s/>운영하면서<text:s/>운영<text:s/>리포트를<text:s/>통해<text:s/>사이트에서<text:s/>개선해야<text:s/>할<text:s/>내용뿐<text:s/>만<text:s/>아니라<text:s/>Goal의<text:s/>흐름<text:s/>및<text:s/>앞으로의<text:s/>정책<text:s/>방향의<text:s/>기준을<text:s/>마련하고<text:s/>있다.</text:p>
      <text:p text:style-name="P7">고객의<text:s/>행동<text:s/>패턴을<text:s/>시기별로<text:s/>분석하고<text:s/>그<text:s/>시기에<text:s/>맞춰<text:s/>프로모션<text:s/>및<text:s/>상품을<text:s/>배열하는<text:s/>것도<text:s/>매우<text:s/>중요한<text:s/>운영<text:s/>전략으로<text:s/>차곡차곡<text:s text:c="2"/>데이터를<text:s/>쌓다<text:s/>보면,<text:s/>매출의<text:s/>흐름<text:s/>및<text:s/>고객의<text:s/>가입<text:s/>시기<text:s/>그리고<text:s/>고객의<text:s/>구매가<text:s/>가장<text:s/>많이<text:s/>일어나는<text:s/>시기<text:s/>등이<text:s/>파악되어,<text:s/>장기적으로<text:s/>볼<text:s/>때<text:s text:c="2"/>그<text:s/>시기에<text:s/>출시될<text:s/>상품을<text:s/>사전에<text:s/>미리<text:s/>꼼꼼하게<text:s/>제작할<text:s/>수<text:s/>있다.</text:p>
      <text:p text:style-name="P8"/>
      <text:p text:style-name="P9">시기별<text:s/>리포트<text:s/>주요<text:s/>내용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일일<text:s/>리포트</text:p>
          </table:table-cell>
          <table:table-cell table:style-name="TableCell16">
            <text:p text:style-name="P17">마케팅<text:s/>비용<text:s/>대비<text:s/>일<text:s/>접속자<text:s/>수</text:p>
            <text:p text:style-name="P18">마케팅<text:s/>비용<text:s/>대비<text:s/>일<text:s/>회원가입<text:s/>수</text:p>
            <text:p text:style-name="P19">접속자<text:s/>수<text:s/>대비<text:s/>일<text:s/>매출</text:p>
          </table:table-cell>
        </table:table-row>
        <table:table-row table:style-name="TableRow20">
          <table:table-cell table:style-name="TableCell21">
            <text:p text:style-name="P22">주간<text:s/>리포트</text:p>
          </table:table-cell>
          <table:table-cell table:style-name="TableCell23">
            <text:p text:style-name="P24">전주<text:s/>대비<text:s/>주간<text:s/>접속자<text:s/>수</text:p>
            <text:p text:style-name="P25">주간<text:s/>회원가입<text:s/>증감<text:s/>비율</text:p>
            <text:p text:style-name="P26">주간<text:s/>매출<text:s/>및<text:s/>목표<text:s/>달성률</text:p>
            <text:p text:style-name="P27">주간<text:s/>마케팅<text:s/>비용</text:p>
            <text:p text:style-name="P28">접근<text:s/>경로<text:s/>상세<text:s/>분석</text:p>
            <text:p text:style-name="P29">홈페이지<text:s/>&amp;<text:s/>디바이스<text:s/>방문<text:s/>비율</text:p>
          </table:table-cell>
        </table:table-row>
        <table:table-row table:style-name="TableRow30">
          <table:table-cell table:style-name="TableCell31">
            <text:p text:style-name="P32">월간<text:s/>리포트</text:p>
          </table:table-cell>
          <table:table-cell table:style-name="TableCell33">
            <text:p text:style-name="P34">월간<text:s/>회원가입<text:s/>증감<text:s/>비율</text:p>
            <text:p text:style-name="P35">월간<text:s/>매출<text:s/>및<text:s/>목표<text:s/>달성률</text:p>
            <text:p text:style-name="P36">월간<text:s/>마케팅<text:s/>비용</text:p>
            <text:p text:style-name="P37">월간<text:s/>접근<text:s/>경로<text:s/>총계</text:p>
            <text:p text:style-name="P38">전년<text:s/>대비<text:s/>매출<text:s/>목표<text:s/>달성률</text:p>
            <text:p text:style-name="P39">월별<text:s/>손익</text:p>
          </table:table-cell>
        </table:table-row>
      </table:table>
      <text:p text:style-name="P40"/>
      <text:p text:style-name="P41">정기적인<text:s/>관점에서의<text:s/>운영<text:s/>리포트에서<text:s/>다뤄질<text:s/>내용은<text:s/>로그,<text:s/>매출,<text:s/>상품<text:s/>기획서<text:s/>등이<text:s/>제작되며<text:s/>운영<text:s/>리포트를<text:s/>통해<text:s/>매주<text:s/>마케팅<text:s/>방향이나<text:s/>상품<text:s/>기획을<text:s/>변경하고<text:s/>점검하게<text:s/>된다.</text:p>
      <text:p text:style-name="P42"/>
      <text:p text:style-name="P43">운영<text:s/>기획자에게<text:s/>주간<text:s/>리포트는<text:s/>현재<text:s/>운영되는<text:s/>사이트의<text:s/>전체적인<text:s/>흐름과<text:s/>고객의<text:s/>동선을<text:s/>파악하고<text:s/>그것을<text:s/>근거로<text:s/>앞으로<text:s/>계획되어야<text:s/>할<text:s/>마케팅<text:s/>전략을<text:s/>추론하고<text:s/>결정할<text:s/>수<text:s/>있는<text:s/>바탕이<text:s/>된다.</text:p>
      <text:p text:style-name="P44"/>
      <text:p text:style-name="P45">리포트에서<text:s/>다뤄지는<text:s/>내용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UV</text:p>
            <text:p text:style-name="P52">(unique visitor)</text:p>
          </table:table-cell>
          <table:table-cell table:style-name="TableCell53">
            <text:p text:style-name="P54">순수한<text:s/>방문자<text:s/>수를<text:s/>애기하는<text:s/>것으로<text:s/>하나의<text:s/>고객이<text:s/>해당<text:s/>페이지를<text:s/>다수<text:s/>방문했더라도<text:s/>방문<text:s/>수를<text:s/>1회로<text:s/>카운트<text:s/>하며,<text:s/>중복<text:s/>방문<text:s/>IP를<text:s/>필터링하여<text:s/>카운터에서<text:s/>제외한다.</text:p>
          </table:table-cell>
        </table:table-row>
        <table:table-row table:style-name="TableRow55">
          <table:table-cell table:style-name="TableCell56">
            <text:p text:style-name="P57">PV</text:p>
            <text:p text:style-name="P58">(page view)</text:p>
          </table:table-cell>
          <table:table-cell table:style-name="TableCell59">
            <text:p text:style-name="P60">한<text:s/>페이지를<text:s/>열람한<text:s/>고객의<text:s/>수를<text:s/>보여주는<text:s/>것으로<text:s/>대부분<text:s/>메인이나<text:s/>핵심<text:s/>페이지를<text:s/>중심으로<text:s/>접속자<text:s/>수를<text:s/>카운트하여<text:s/>마케팅의<text:s/>주요<text:s/>지표로<text:s/>삼으며<text:s/>체류<text:s/>시간까지도<text:s/>측정하여<text:s/>사이트<text:s/>안에서<text:s/>핵심<text:s/>페이지의<text:s/>인기를<text:s/>측정하게<text:s/>된다.</text:p>
            <text:p text:style-name="P61">PV는<text:s/>중복<text:s/>카운터가<text:s/>되므로<text:s/>한<text:s/>명의<text:s/>고객이<text:s/>중복으로<text:s/>방문하면<text:s/>계속<text:s/>누적<text:s/>카운터가<text:s/>쌓이게<text:s text:c="2"/>된다.</text:p>
          </table:table-cell>
        </table:table-row>
      </table:table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7T00:24:00Z</meta:creation-date>
    <dc:date>2019-09-19T01:44:00Z</dc:date>
    <meta:template xlink:href="Normal" xlink:type="simple"/>
    <meta:editing-cycles>3</meta:editing-cycles>
    <meta:editing-duration>PT780S</meta:editing-duration>
    <meta:document-statistic meta:page-count="2" meta:paragraph-count="2" meta:word-count="160" meta:character-count="1070" meta:row-count="7" meta:non-whitespace-character-count="912"/>
  </office:meta>
</office:document-meta>
</file>